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a da reunião de acompanhamento do Trabalho de Conclusão de Curso</text:p>
      <text:p text:style-name="P1"/>
      <text:p text:style-name="P1">Em 06 de Fevereiro de 2012, na sala do professor João Alberto Fabro, reuniram-se os alunos Alexandre Jacques Marin, Júlio César Nardelli Borges e Yuri Antim Wergrn e o professor João Alberto Fabro para tratar dos seguintes assuntos: apresentação dos vídeos demonstrativos do robô executando os algoritmos fuzzy e FCM, discussão sobre o relatório de TCC e deliberações sobre as etapas de finalização do projeto. Deliberações: os vídeos apresentaram resultados satisfatórios, o relatório será encaminhado ao professor para uma pré avaliação e as etapas faltantes são: a descrição dos resultados obtidos, a discussão e conclusão do relatório e a formulação da apresentação da defesa. Assinam esta ata: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Alexandre Jacques Marin</text:p>
          </table:table-cell>
          <table:table-cell table:style-name="Tabela1.B1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Júlio César Nardelli Borges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Yuri Antim Wergrn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João Alberto Fabro</text:p>
          </table:table-cell>
          <table:table-cell table:style-name="Tabela1.B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o </meta:initial-creator>
    <meta:creation-date>2012-02-06T21:32:44</meta:creation-date>
    <meta:document-statistic meta:table-count="1" meta:image-count="0" meta:object-count="0" meta:page-count="1" meta:paragraph-count="6" meta:word-count="131" meta:character-count="849"/>
    <dc:date>2012-02-06T22:21:40</dc:date>
    <dc:creator>julio </dc:creator>
    <meta:editing-duration>PT00H01M22S</meta:editing-duration>
    <meta:editing-cycles>1</meta:editing-cycles>
    <meta:generator>OpenOffice.org/3.2$Linux OpenOffice.org_project/320m12$Build-9483</meta:generator>
  </office:meta>
</office:document-meta>
</file>